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1AF99748FA.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agaramond" svg:font-family="agaramond"/>
    <style:font-face style:name="arial" svg:font-family="arial, sans-serif"/>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cef34"/>
    </style:style>
    <style:style style:name="P3" style:family="paragraph" style:parent-style-name="Standard">
      <style:text-properties officeooo:paragraph-rsid="000d765d"/>
    </style:style>
    <style:style style:name="P4" style:family="paragraph" style:parent-style-name="Standard">
      <style:text-properties officeooo:rsid="000d765d" officeooo:paragraph-rsid="000d765d"/>
    </style:style>
    <style:style style:name="P5" style:family="paragraph" style:parent-style-name="Standard">
      <style:text-properties fo:font-weight="bold" officeooo:paragraph-rsid="000d765d" style:font-weight-asian="bold"/>
    </style:style>
    <style:style style:name="P6" style:family="paragraph" style:parent-style-name="Standard">
      <style:text-properties style:font-name="Mercury-Regular"/>
    </style:style>
    <style:style style:name="P7" style:family="paragraph" style:parent-style-name="Standard">
      <style:text-properties style:font-name="Mercury-Regular" style:font-weight-complex="normal"/>
    </style:style>
    <style:style style:name="P8" style:family="paragraph" style:parent-style-name="Heading_20_1">
      <style:paragraph-properties fo:break-before="page"/>
      <style:text-properties style:font-name="Mercury-Regular"/>
    </style:style>
    <style:style style:name="P9" style:family="paragraph" style:parent-style-name="Heading_20_1">
      <style:paragraph-properties fo:break-before="page">
        <style:tab-stops>
          <style:tab-stop style:position="15.222cm" style:type="right" style:leader-style="dotted" style:leader-text="."/>
        </style:tab-stops>
      </style:paragraph-properties>
      <style:text-properties style:font-name="Mercury-Regular" style:font-weight-complex="normal"/>
    </style:style>
    <style:style style:name="P10" style:family="paragraph" style:parent-style-name="Heading_20_1">
      <style:paragraph-properties fo:break-before="page"/>
      <style:text-properties style:font-name="Mercury-Regular" officeooo:paragraph-rsid="001311fb"/>
    </style:style>
    <style:style style:name="P11" style:family="paragraph" style:parent-style-name="Heading_20_1">
      <style:paragraph-properties fo:break-before="page"/>
      <style:text-properties style:font-name="Mercury-Regular" officeooo:paragraph-rsid="00142bfa"/>
    </style:style>
    <style:style style:name="P12" style:family="paragraph" style:parent-style-name="Heading_20_1">
      <style:paragraph-properties fo:break-before="page"/>
      <style:text-properties style:font-name="Mercury-Regular1"/>
    </style:style>
    <style:style style:name="P13" style:family="paragraph" style:parent-style-name="western">
      <style:paragraph-properties fo:margin-top="0.494cm" fo:margin-bottom="0cm" style:contextual-spacing="false"/>
    </style:style>
    <style:style style:name="P14" style:family="paragraph" style:parent-style-name="western">
      <style:paragraph-properties fo:margin-top="0.494cm" fo:margin-bottom="0cm" style:contextual-spacing="false"/>
      <style:text-properties style:font-name="AGaramond"/>
    </style:style>
    <style:style style:name="P15" style:family="paragraph" style:parent-style-name="western">
      <style:paragraph-properties fo:margin-top="0.494cm" fo:margin-bottom="0cm" style:contextual-spacing="false"/>
      <style:text-properties style:font-name="AGaramond" fo:font-weight="bold" style:font-weight-asian="bold"/>
    </style:style>
    <style:style style:name="P16" style:family="paragraph" style:parent-style-name="western">
      <style:paragraph-properties fo:margin-top="0.494cm" fo:margin-bottom="0cm" style:contextual-spacing="false"/>
      <style:text-properties style:font-name="AGaramond" fo:font-weight="bold" officeooo:rsid="000d765d" officeooo:paragraph-rsid="000d765d" style:font-weight-asian="bold"/>
    </style:style>
    <style:style style:name="P17" style:family="paragraph" style:parent-style-name="western">
      <style:paragraph-properties fo:margin-top="0.494cm" fo:margin-bottom="0cm" style:contextual-spacing="false"/>
      <style:text-properties style:font-name="AGaramond" fo:font-style="italic" style:font-style-asian="italic"/>
    </style:style>
    <style:style style:name="P18" style:family="paragraph" style:parent-style-name="western">
      <style:paragraph-properties fo:margin-top="0.494cm" fo:margin-bottom="0cm" style:contextual-spacing="false">
        <style:tab-stops>
          <style:tab-stop style:position="0.635cm"/>
        </style:tab-stops>
      </style:paragraph-properties>
      <style:text-properties style:font-name="AGaramond"/>
    </style:style>
    <style:style style:name="P19" style:family="paragraph" style:parent-style-name="western">
      <style:paragraph-properties fo:margin-top="0.494cm" fo:margin-bottom="0cm" style:contextual-spacing="false"/>
      <style:text-properties style:font-name="AGaramond" officeooo:rsid="001035a0" officeooo:paragraph-rsid="001035a0"/>
    </style:style>
    <style:style style:name="P20" style:family="paragraph" style:parent-style-name="western">
      <style:paragraph-properties fo:margin-top="0.494cm" fo:margin-bottom="0cm" style:contextual-spacing="false"/>
      <style:text-properties style:font-name="AGaramond" officeooo:rsid="000d765d" officeooo:paragraph-rsid="000d765d"/>
    </style:style>
    <style:style style:name="P21" style:family="paragraph" style:parent-style-name="western">
      <style:paragraph-properties fo:margin-top="0.494cm" fo:margin-bottom="0cm" style:contextual-spacing="false"/>
      <style:text-properties style:font-name="AGaramond" officeooo:rsid="000f5e76" officeooo:paragraph-rsid="000f5e76"/>
    </style:style>
    <style:style style:name="P22" style:family="paragraph" style:parent-style-name="western">
      <style:paragraph-properties fo:margin-top="0.494cm" fo:margin-bottom="0cm" style:contextual-spacing="false"/>
      <style:text-properties style:font-name="AGaramond" officeooo:paragraph-rsid="001311fb"/>
    </style:style>
    <style:style style:name="P23" style:family="paragraph" style:parent-style-name="western">
      <style:paragraph-properties fo:margin-top="0.494cm" fo:margin-bottom="0cm" style:contextual-spacing="false"/>
      <style:text-properties style:font-name="AGaramond" officeooo:paragraph-rsid="00142bfa"/>
    </style:style>
    <style:style style:name="P24" style:family="paragraph" style:parent-style-name="western">
      <style:paragraph-properties fo:margin-top="0.494cm" fo:margin-bottom="0cm" style:contextual-spacing="false"/>
      <style:text-properties style:font-name="AGaramond" officeooo:rsid="00142bfa" officeooo:paragraph-rsid="00142bfa"/>
    </style:style>
    <style:style style:name="P25" style:family="paragraph" style:parent-style-name="western">
      <style:paragraph-properties fo:margin-top="0.494cm" fo:margin-bottom="0cm" style:contextual-spacing="false"/>
      <style:text-properties style:font-name="AGaramond" officeooo:rsid="001311fb" officeooo:paragraph-rsid="001311fb"/>
    </style:style>
    <style:style style:name="P26" style:family="paragraph" style:parent-style-name="western">
      <style:paragraph-properties fo:margin-top="0.494cm" fo:margin-bottom="0cm" style:contextual-spacing="false"/>
      <style:text-properties style:font-name="AGaramond" officeooo:paragraph-rsid="00127563"/>
    </style:style>
    <style:style style:name="P27" style:family="paragraph" style:parent-style-name="western">
      <style:paragraph-properties fo:margin-top="0.494cm" fo:margin-bottom="0cm" style:contextual-spacing="false"/>
      <style:text-properties style:font-name="AGaramond" officeooo:rsid="00167e30" officeooo:paragraph-rsid="00167e30"/>
    </style:style>
    <style:style style:name="P28" style:family="paragraph" style:parent-style-name="western">
      <style:paragraph-properties fo:margin-top="0.494cm" fo:margin-bottom="0cm" style:contextual-spacing="false"/>
      <style:text-properties style:text-underline-style="solid" style:text-underline-width="auto" style:text-underline-color="font-color" fo:font-weight="bold" officeooo:rsid="000cef34" officeooo:paragraph-rsid="000cef34" style:font-weight-asian="bold" style:font-weight-complex="bold"/>
    </style:style>
    <style:style style:name="P29" style:family="paragraph" style:parent-style-name="western">
      <style:paragraph-properties fo:margin-top="0.494cm" fo:margin-bottom="0cm" style:contextual-spacing="false"/>
      <style:text-properties officeooo:paragraph-rsid="000d765d"/>
    </style:style>
    <style:style style:name="P30" style:family="paragraph" style:parent-style-name="western">
      <style:paragraph-properties fo:margin-top="0.494cm" fo:margin-bottom="0cm" style:contextual-spacing="false"/>
      <style:text-properties officeooo:paragraph-rsid="000f5e76"/>
    </style:style>
    <style:style style:name="P31" style:family="paragraph" style:parent-style-name="western">
      <style:paragraph-properties fo:margin-top="0.494cm" fo:margin-bottom="0.423cm" style:contextual-spacing="false"/>
    </style:style>
    <style:style style:name="P32" style:family="paragraph" style:parent-style-name="western">
      <style:paragraph-properties fo:margin-top="0.494cm" fo:margin-bottom="0.423cm" style:contextual-spacing="false"/>
      <style:text-properties style:font-name="AGaramond"/>
    </style:style>
    <style:style style:name="P33" style:family="paragraph" style:parent-style-name="western">
      <style:paragraph-properties fo:margin-top="0.494cm" fo:margin-bottom="0.423cm" style:contextual-spacing="false"/>
      <style:text-properties style:font-name="AGaramond" fo:font-weight="bold" style:font-weight-asian="bold"/>
    </style:style>
    <style:style style:name="P34" style:family="paragraph" style:parent-style-name="western">
      <style:paragraph-properties fo:margin-top="0.494cm" fo:margin-bottom="0.423cm" style:contextual-spacing="false"/>
      <style:text-properties style:font-name="AGaramond" officeooo:paragraph-rsid="0010ca0e"/>
    </style:style>
    <style:style style:name="P35" style:family="paragraph" style:parent-style-name="western">
      <style:paragraph-properties fo:margin-top="0.494cm" fo:margin-bottom="0.423cm" style:contextual-spacing="false"/>
      <style:text-properties style:font-name="AGaramond" officeooo:rsid="000f5e76" officeooo:paragraph-rsid="000f5e76"/>
    </style:style>
    <style:style style:name="P36" style:family="paragraph" style:parent-style-name="western">
      <style:paragraph-properties fo:margin-top="0.494cm" fo:margin-bottom="0.423cm" style:contextual-spacing="false"/>
      <style:text-properties style:font-name="AGaramond" officeooo:rsid="00142bfa" officeooo:paragraph-rsid="00142bfa"/>
    </style:style>
    <style:style style:name="P37" style:family="paragraph" style:parent-style-name="Standard">
      <style:paragraph-properties fo:margin-top="0cm" fo:margin-bottom="0.423cm" style:contextual-spacing="false"/>
    </style:style>
    <style:style style:name="P38" style:family="paragraph" style:parent-style-name="western">
      <style:paragraph-properties fo:margin-top="0cm" fo:margin-bottom="0.494cm" style:contextual-spacing="false"/>
      <style:text-properties style:font-name="AGaramond"/>
    </style:style>
    <style:style style:name="P39" style:family="paragraph" style:parent-style-name="Heading_20_1">
      <style:text-properties style:font-name="Mercury-Regular"/>
    </style:style>
    <style:style style:name="P40" style:family="paragraph" style:parent-style-name="Contents_20_1">
      <style:paragraph-properties>
        <style:tab-stops>
          <style:tab-stop style:position="15.24cm" style:type="right" style:leader-style="dotted" style:leader-text="."/>
        </style:tab-stops>
      </style:paragraph-properties>
    </style:style>
    <style:style style:name="P41" style:family="paragraph" style:parent-style-name="Contents_20_2">
      <style:paragraph-properties>
        <style:tab-stops>
          <style:tab-stop style:position="14.82cm" style:type="right" style:leader-style="dotted" style:leader-text="."/>
        </style:tab-stops>
      </style:paragraph-properties>
    </style:style>
    <style:style style:name="P42" style:family="paragraph" style:parent-style-name="Heading_20_2">
      <style:text-properties style:font-name="AGaramond"/>
    </style:style>
    <style:style style:name="P43" style:family="paragraph" style:parent-style-name="Standard" style:list-style-name="L2"/>
    <style:style style:name="P44" style:family="paragraph" style:parent-style-name="Standard">
      <style:text-properties officeooo:rsid="0018bb2d"/>
    </style:style>
    <style:style style:name="P45" style:family="paragraph" style:parent-style-name="Standard" style:list-style-name="WW8Num12">
      <style:paragraph-properties fo:margin-top="0cm" fo:margin-bottom="0.423cm" style:contextual-spacing="false"/>
    </style:style>
    <style:style style:name="P46" style:family="paragraph" style:parent-style-name="Standard" style:list-style-name="L5">
      <style:paragraph-properties fo:margin-top="0.499cm" fo:margin-bottom="0cm" style:contextual-spacing="false"/>
    </style:style>
    <style:style style:name="P47" style:family="paragraph" style:parent-style-name="Standard" style:list-style-name="L5">
      <style:paragraph-properties fo:margin-top="0cm" fo:margin-bottom="0.499cm" style:contextual-spacing="false"/>
    </style:style>
    <style:style style:name="P48" style:family="paragraph" style:parent-style-name="Text_20_body" style:list-style-name="L6"/>
    <style:style style:name="P49" style:family="paragraph" style:parent-style-name="Text_20_body" style:list-style-name="L6">
      <style:text-properties officeooo:paragraph-rsid="0018bb2d"/>
    </style:style>
    <style:style style:name="P50" style:family="paragraph" style:parent-style-name="Text_20_body">
      <style:text-properties officeooo:paragraph-rsid="0018bb2d"/>
    </style:style>
    <style:style style:name="P51" style:family="paragraph" style:parent-style-name="Heading_20_1" style:master-page-name="Standard">
      <style:paragraph-properties style:page-number="1"/>
    </style:style>
    <style:style style:name="P52" style:family="paragraph" style:parent-style-name="Heading_20_1">
      <style:text-properties style:font-name="Mercury-Regular"/>
    </style:style>
    <style:style style:name="P53" style:family="paragraph" style:parent-style-name="Heading_20_1">
      <style:text-properties style:font-name="Mercury-Regular" officeooo:paragraph-rsid="00142bfa"/>
    </style:style>
    <style:style style:name="P54" style:family="paragraph" style:parent-style-name="Heading_20_1">
      <style:text-properties officeooo:paragraph-rsid="0018bb2d"/>
    </style:style>
    <style:style style:name="P55" style:family="paragraph" style:parent-style-name="Normal_20__2b__20_After_3a__20_6pt.">
      <style:paragraph-properties fo:margin-top="0cm" fo:margin-bottom="0.423cm" style:contextual-spacing="false"/>
    </style:style>
    <style:style style:name="P56" style:family="paragraph" style:parent-style-name="western" style:list-style-name="L2">
      <style:paragraph-properties fo:line-height="100%"/>
      <style:text-properties style:font-name="agaramond"/>
    </style:style>
    <style:style style:name="P57" style:family="paragraph" style:parent-style-name="western" style:list-style-name="L1">
      <style:paragraph-properties fo:margin-top="0.494cm" fo:margin-bottom="0cm" style:contextual-spacing="false"/>
      <style:text-properties style:font-name="AGaramond"/>
    </style:style>
    <style:style style:name="P58" style:family="paragraph" style:parent-style-name="western" style:list-style-name="L3">
      <style:paragraph-properties fo:margin-top="0.494cm" fo:margin-bottom="0cm" style:contextual-spacing="false"/>
      <style:text-properties style:font-name="AGaramond"/>
    </style:style>
    <style:style style:name="P59" style:family="paragraph" style:parent-style-name="western">
      <style:paragraph-properties fo:margin-top="0.494cm" fo:margin-bottom="0cm" style:contextual-spacing="false"/>
      <style:text-properties style:font-name="AGaramond" officeooo:rsid="00167e30" officeooo:paragraph-rsid="00167e30"/>
    </style:style>
    <style:style style:name="P60" style:family="paragraph" style:parent-style-name="western">
      <style:paragraph-properties fo:margin-top="0.494cm" fo:margin-bottom="0cm" style:contextual-spacing="false"/>
      <style:text-properties style:font-name="AGaramond" fo:font-style="italic" style:font-style-asian="italic"/>
    </style:style>
    <style:style style:name="P61" style:family="paragraph" style:parent-style-name="western">
      <style:paragraph-properties fo:margin-top="0.494cm" fo:margin-bottom="0cm" style:contextual-spacing="false"/>
      <style:text-properties style:font-name="AGaramond" officeooo:rsid="00127563" officeooo:paragraph-rsid="00127563"/>
    </style:style>
    <style:style style:name="P62" style:family="paragraph" style:parent-style-name="western">
      <style:paragraph-properties fo:margin-top="0.494cm" fo:margin-bottom="0cm" style:contextual-spacing="false"/>
      <style:text-properties style:font-name="AGaramond" officeooo:rsid="00142bfa" officeooo:paragraph-rsid="00142bfa"/>
    </style:style>
    <style:style style:name="P63" style:family="paragraph" style:parent-style-name="western">
      <style:paragraph-properties fo:margin-top="0.494cm" fo:margin-bottom="0cm" style:contextual-spacing="false"/>
      <style:text-properties officeooo:paragraph-rsid="0018bb2d"/>
    </style:style>
    <style:style style:name="P64" style:family="paragraph" style:parent-style-name="western">
      <style:paragraph-properties fo:margin-top="0.494cm" fo:margin-bottom="0cm" style:contextual-spacing="false" fo:background-color="transparent">
        <style:background-image/>
      </style:paragraph-properties>
      <style:text-properties style:font-name="AGaramond" officeooo:rsid="00167e30" officeooo:paragraph-rsid="00167e30" fo:background-color="transparent"/>
    </style:style>
    <style:style style:name="P65" style:family="paragraph" style:parent-style-name="western" style:list-style-name="L1">
      <style:paragraph-properties fo:margin-top="0cm" fo:margin-bottom="0cm" style:contextual-spacing="false"/>
      <style:text-properties style:font-name="AGaramond" officeooo:rsid="000d765d" officeooo:paragraph-rsid="000d765d"/>
    </style:style>
    <style:style style:name="P66" style:family="paragraph" style:parent-style-name="western" style:list-style-name="L1">
      <style:paragraph-properties fo:margin-top="0cm" fo:margin-bottom="0cm" style:contextual-spacing="false"/>
      <style:text-properties style:font-name="AGaramond" officeooo:paragraph-rsid="000d765d"/>
    </style:style>
    <style:style style:name="P67" style:family="paragraph" style:parent-style-name="western" style:list-style-name="L1">
      <style:paragraph-properties fo:margin-top="0cm" fo:margin-bottom="0.494cm" style:contextual-spacing="false"/>
      <style:text-properties style:font-name="AGaramond" officeooo:rsid="000d765d" officeooo:paragraph-rsid="000d765d"/>
    </style:style>
    <style:style style:name="P68" style:family="paragraph" style:parent-style-name="western" style:list-style-name="WW8Num24">
      <style:paragraph-properties fo:margin-top="0cm" fo:margin-bottom="0.494cm" style:contextual-spacing="false"/>
      <style:text-properties style:font-name="AGaramond"/>
    </style:style>
    <style:style style:name="P69" style:family="paragraph" style:parent-style-name="western" style:list-style-name="L3">
      <style:paragraph-properties fo:margin-top="0cm" fo:margin-bottom="0.494cm" style:contextual-spacing="false"/>
      <style:text-properties style:font-name="AGaramond"/>
    </style:style>
    <style:style style:name="P70" style:family="paragraph" style:parent-style-name="western" style:list-style-name="WW8Num33">
      <style:paragraph-properties fo:margin-top="0cm" fo:margin-bottom="0.494cm" style:contextual-spacing="false"/>
      <style:text-properties style:font-name="AGaramond"/>
    </style:style>
    <style:style style:name="P71" style:family="paragraph" style:parent-style-name="western" style:list-style-name="WW8Num29">
      <style:paragraph-properties fo:margin-top="0cm" fo:margin-bottom="0.494cm" style:contextual-spacing="false"/>
      <style:text-properties style:font-name="AGaramond"/>
    </style:style>
    <style:style style:name="P72" style:family="paragraph" style:parent-style-name="western" style:list-style-name="WW8Num2">
      <style:paragraph-properties fo:margin-top="0cm" fo:margin-bottom="0.494cm" style:contextual-spacing="false"/>
      <style:text-properties style:font-name="AGaramond"/>
    </style:style>
    <style:style style:name="P73" style:family="paragraph" style:parent-style-name="western" style:list-style-name="WW8Num2">
      <style:paragraph-properties fo:margin-top="0cm" fo:margin-bottom="0.494cm" style:contextual-spacing="false"/>
      <style:text-properties style:font-name="AGaramond" officeooo:paragraph-rsid="001311fb"/>
    </style:style>
    <style:style style:name="P74" style:family="paragraph" style:parent-style-name="western" style:list-style-name="WW8Num2">
      <style:paragraph-properties fo:margin-top="0cm" fo:margin-bottom="0.494cm" style:contextual-spacing="false"/>
      <style:text-properties style:font-name="AGaramond" officeooo:paragraph-rsid="00142bfa"/>
    </style:style>
    <style:style style:name="P75" style:family="paragraph" style:parent-style-name="western" style:list-style-name="WW8Num16">
      <style:paragraph-properties fo:margin-top="0cm" fo:margin-bottom="0.494cm" style:contextual-spacing="false"/>
    </style:style>
    <style:style style:name="P76" style:family="paragraph" style:parent-style-name="western" style:list-style-name="WW8Num24">
      <style:paragraph-properties fo:margin-top="0.494cm" fo:margin-bottom="0.423cm" style:contextual-spacing="false"/>
      <style:text-properties style:font-name="AGaramond"/>
    </style:style>
    <style:style style:name="P77" style:family="paragraph" style:parent-style-name="western" style:list-style-name="WW8Num16">
      <style:paragraph-properties fo:margin-top="0.494cm" fo:margin-bottom="0.423cm" style:contextual-spacing="false"/>
      <style:text-properties style:font-name="AGaramond"/>
    </style:style>
    <style:style style:name="P78" style:family="paragraph" style:parent-style-name="western" style:list-style-name="WW8Num33">
      <style:paragraph-properties fo:margin-top="0.494cm" fo:margin-bottom="0.423cm" style:contextual-spacing="false"/>
      <style:text-properties style:font-name="AGaramond"/>
    </style:style>
    <style:style style:name="P79" style:family="paragraph" style:parent-style-name="western" style:list-style-name="WW8Num29">
      <style:paragraph-properties fo:margin-top="0.494cm" fo:margin-bottom="0.423cm" style:contextual-spacing="false"/>
    </style:style>
    <style:style style:name="P80" style:family="paragraph" style:parent-style-name="western" style:list-style-name="WW8Num2">
      <style:paragraph-properties fo:margin-top="0.494cm" fo:margin-bottom="0.423cm" style:contextual-spacing="false"/>
    </style:style>
    <style:style style:name="P81" style:family="paragraph" style:parent-style-name="western" style:list-style-name="WW8Num2">
      <style:paragraph-properties fo:margin-top="0.494cm" fo:margin-bottom="0.423cm" style:contextual-spacing="false"/>
      <style:text-properties officeooo:paragraph-rsid="001311fb"/>
    </style:style>
    <style:style style:name="P82" style:family="paragraph" style:parent-style-name="western" style:list-style-name="WW8Num2">
      <style:paragraph-properties fo:margin-top="0.494cm" fo:margin-bottom="0.423cm" style:contextual-spacing="false"/>
      <style:text-properties officeooo:paragraph-rsid="00142bfa"/>
    </style:style>
    <style:style style:name="P83" style:family="paragraph" style:parent-style-name="western" style:list-style-name="WW8Num24">
      <style:paragraph-properties fo:margin-top="0cm" fo:margin-bottom="0.423cm" style:contextual-spacing="false"/>
    </style:style>
    <style:style style:name="P84" style:family="paragraph" style:parent-style-name="western" style:list-style-name="WW8Num16">
      <style:paragraph-properties fo:margin-top="0cm" fo:margin-bottom="0.423cm" style:contextual-spacing="false"/>
    </style:style>
    <style:style style:name="P85" style:family="paragraph" style:parent-style-name="western" style:list-style-name="WW8Num33">
      <style:paragraph-properties fo:margin-top="0cm" fo:margin-bottom="0.423cm" style:contextual-spacing="false"/>
    </style:style>
    <style:style style:name="P86" style:family="paragraph" style:parent-style-name="western" style:list-style-name="WW8Num29">
      <style:paragraph-properties fo:margin-top="0cm" fo:margin-bottom="0.423cm" style:contextual-spacing="false"/>
      <style:text-properties style:font-name="AGaramond"/>
    </style:style>
    <style:style style:name="P87" style:family="paragraph" style:parent-style-name="western" style:list-style-name="WW8Num2">
      <style:paragraph-properties fo:margin-top="0cm" fo:margin-bottom="0.423cm" style:contextual-spacing="false"/>
      <style:text-properties style:font-name="AGaramond"/>
    </style:style>
    <style:style style:name="P88" style:family="paragraph" style:parent-style-name="western" style:list-style-name="WW8Num2">
      <style:paragraph-properties fo:margin-top="0cm" fo:margin-bottom="0.423cm" style:contextual-spacing="false"/>
      <style:text-properties style:font-name="AGaramond" officeooo:paragraph-rsid="001311fb"/>
    </style:style>
    <style:style style:name="P89" style:family="paragraph" style:parent-style-name="western" style:list-style-name="WW8Num2">
      <style:paragraph-properties fo:margin-top="0cm" fo:margin-bottom="0.423cm" style:contextual-spacing="false"/>
      <style:text-properties style:font-name="AGaramond" officeooo:paragraph-rsid="00142bfa"/>
    </style:style>
    <style:style style:name="P90" style:family="paragraph" style:parent-style-name="western" style:list-style-name="WW8Num2">
      <style:paragraph-properties fo:margin-top="0cm" fo:margin-bottom="0.423cm" style:contextual-spacing="false"/>
      <style:text-properties style:font-name="AGaramond" officeooo:rsid="001311fb" officeooo:paragraph-rsid="001311fb"/>
    </style:style>
    <style:style style:name="P91" style:family="paragraph" style:parent-style-name="western" style:list-style-name="WW8Num2">
      <style:paragraph-properties fo:margin-top="0cm" fo:margin-bottom="0.423cm" style:contextual-spacing="false"/>
      <style:text-properties style:font-name="AGaramond" officeooo:rsid="0013b027" officeooo:paragraph-rsid="0013b027"/>
    </style:style>
    <style:style style:name="P92" style:family="paragraph" style:parent-style-name="western" style:list-style-name="WW8Num2">
      <style:paragraph-properties fo:margin-top="0cm" fo:margin-bottom="0.423cm" style:contextual-spacing="false"/>
      <style:text-properties style:font-name="AGaramond" officeooo:rsid="0013b027" officeooo:paragraph-rsid="00142bfa"/>
    </style:style>
    <style:style style:name="P93" style:family="paragraph" style:parent-style-name="western" style:list-style-name="WW8Num2">
      <style:paragraph-properties fo:margin-top="0cm" fo:margin-bottom="0.423cm" style:contextual-spacing="false"/>
      <style:text-properties style:font-name="AGaramond" officeooo:rsid="00142bfa" officeooo:paragraph-rsid="00142bfa"/>
    </style:style>
    <style:style style:name="P94" style:family="paragraph" style:parent-style-name="western" style:list-style-name="WW8Num29">
      <style:paragraph-properties fo:margin-top="0cm" fo:margin-bottom="0.423cm" style:contextual-spacing="false"/>
    </style:style>
    <style:style style:name="P95" style:family="paragraph" style:parent-style-name="western" style:list-style-name="WW8Num2">
      <style:paragraph-properties fo:margin-top="0cm" fo:margin-bottom="0.423cm" style:contextual-spacing="false"/>
    </style:style>
    <style:style style:name="P96" style:family="paragraph" style:parent-style-name="western" style:list-style-name="WW8Num2">
      <style:paragraph-properties fo:margin-top="0cm" fo:margin-bottom="0.423cm" style:contextual-spacing="false"/>
      <style:text-properties officeooo:paragraph-rsid="001311fb"/>
    </style:style>
    <style:style style:name="P97" style:family="paragraph" style:parent-style-name="western" style:list-style-name="WW8Num2">
      <style:paragraph-properties fo:margin-top="0cm" fo:margin-bottom="0.423cm" style:contextual-spacing="false"/>
      <style:text-properties officeooo:paragraph-rsid="00142bfa"/>
    </style:style>
    <style:style style:name="P98" style:family="paragraph" style:parent-style-name="western" style:list-style-name="WW8Num24">
      <style:paragraph-properties fo:margin-top="0.494cm" fo:margin-bottom="0.494cm" style:contextual-spacing="false"/>
    </style:style>
    <style:style style:name="P99" style:family="paragraph" style:parent-style-name="western" style:list-style-name="L4">
      <style:paragraph-properties fo:margin-left="1.27cm" fo:margin-right="0cm" fo:margin-top="0cm" fo:margin-bottom="0cm" style:contextual-spacing="false" fo:text-indent="0cm" style:auto-text-indent="false"/>
      <style:text-properties style:font-name="AGaramond"/>
    </style:style>
    <style:style style:name="P100" style:family="paragraph" style:parent-style-name="western" style:list-style-name="L4">
      <style:paragraph-properties fo:margin-left="1.27cm" fo:margin-right="0cm" fo:margin-top="0cm" fo:margin-bottom="0.494cm" style:contextual-spacing="false" fo:text-indent="0cm" style:auto-text-indent="false"/>
      <style:text-properties style:font-name="AGaramond"/>
    </style:style>
    <style:style style:name="T1" style:family="text">
      <style:text-properties style:font-name="AGaramond"/>
    </style:style>
    <style:style style:name="T2" style:family="text">
      <style:text-properties style:font-name="AGaramond" fo:font-style="italic" style:font-style-asian="italic"/>
    </style:style>
    <style:style style:name="T3" style:family="text">
      <style:text-properties style:font-name="AGaramond" fo:font-weight="bold" style:font-weight-asian="bold"/>
    </style:style>
    <style:style style:name="T4" style:family="text">
      <style:text-properties style:font-name="AGaramond" fo:font-weight="bold" officeooo:rsid="000f5e76" style:font-weight-asian="bold"/>
    </style:style>
    <style:style style:name="T5" style:family="text">
      <style:text-properties style:font-name="AGaramond" fo:font-weight="bold" officeooo:rsid="0012596a" style:font-weight-asian="bold"/>
    </style:style>
    <style:style style:name="T6" style:family="text">
      <style:text-properties style:font-name="AGaramond" officeooo:rsid="000d765d"/>
    </style:style>
    <style:style style:name="T7" style:family="text">
      <style:text-properties style:font-name="AGaramond" officeooo:rsid="000f5e76"/>
    </style:style>
    <style:style style:name="T8" style:family="text">
      <style:text-properties style:font-name="AGaramond" officeooo:rsid="001035a0"/>
    </style:style>
    <style:style style:name="T9" style:family="text">
      <style:text-properties style:font-name="AGaramond" officeooo:rsid="0012596a"/>
    </style:style>
    <style:style style:name="T10" style:family="text">
      <style:text-properties style:font-name="AGaramond" officeooo:rsid="00127563"/>
    </style:style>
    <style:style style:name="T11" style:family="text">
      <style:text-properties style:font-name="AGaramond" officeooo:rsid="0013b027"/>
    </style:style>
    <style:style style:name="T12" style:family="text">
      <style:text-properties style:font-name="AGaramond" officeooo:rsid="00142bfa"/>
    </style:style>
    <style:style style:name="T13" style:family="text">
      <style:text-properties fo:font-weight="bold" style:font-weight-asian="bold"/>
    </style:style>
    <style:style style:name="T14" style:family="text">
      <style:text-properties fo:font-weight="bold" officeooo:rsid="000cef34" style:font-weight-asian="bold"/>
    </style:style>
    <style:style style:name="T15" style:family="text">
      <style:text-properties fo:font-weight="bold" officeooo:rsid="000d765d" style:font-weight-asian="bold"/>
    </style:style>
    <style:style style:name="T16" style:family="text">
      <style:text-properties fo:font-weight="bold" style:font-weight-asian="bold" style:font-weight-complex="bold"/>
    </style:style>
    <style:style style:name="T17" style:family="text">
      <style:text-properties fo:font-weight="bold" officeooo:rsid="00142bfa" style:font-weight-asian="bold" style:font-weight-complex="bold"/>
    </style:style>
    <style:style style:name="T18" style:family="text">
      <style:text-properties fo:font-weight="bold" officeooo:rsid="0018bb2d" style:font-weight-asian="bold" style:font-weight-complex="bold"/>
    </style:style>
    <style:style style:name="T19" style:family="text">
      <style:text-properties fo:font-weight="bold" officeooo:rsid="00167e30" style:font-weight-asian="bold" style:font-weight-complex="bold"/>
    </style:style>
    <style:style style:name="T20" style:family="text">
      <style:text-properties fo:font-style="italic" style:font-style-asian="italic"/>
    </style:style>
    <style:style style:name="T21" style:family="text">
      <style:text-properties style:font-name="Wingdings"/>
    </style:style>
    <style:style style:name="T22" style:family="text">
      <style:text-properties officeooo:rsid="000cef34"/>
    </style:style>
    <style:style style:name="T23" style:family="text">
      <style:text-properties officeooo:rsid="000d765d"/>
    </style:style>
    <style:style style:name="T24" style:family="text">
      <style:text-properties fo:color="#000000" style:text-underline-style="none" fo:font-weight="normal" style:font-weight-asian="normal" style:font-weight-complex="normal"/>
    </style:style>
    <style:style style:name="T25" style:family="text">
      <style:text-properties fo:color="#000000"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officeooo:rsid="000d765d" style:font-weight-asian="bold" style:font-weight-complex="bold"/>
    </style:style>
    <style:style style:name="T28" style:family="text">
      <style:text-properties style:font-name="Mercury-Regular"/>
    </style:style>
    <style:style style:name="T29" style:family="text">
      <style:text-properties style:font-name="Mercury-Regular" officeooo:rsid="000cef34"/>
    </style:style>
    <style:style style:name="T30" style:family="text">
      <style:text-properties style:font-name="Mercury-Regular" style:font-weight-complex="normal"/>
    </style:style>
    <style:style style:name="T31" style:family="text">
      <style:text-properties officeooo:rsid="000f5e76"/>
    </style:style>
    <style:style style:name="T32" style:family="text">
      <style:text-properties officeooo:rsid="0010ca0e"/>
    </style:style>
    <style:style style:name="T33" style:family="text">
      <style:text-properties officeooo:rsid="0012596a"/>
    </style:style>
    <style:style style:name="T34" style:family="text">
      <style:text-properties officeooo:rsid="00127563"/>
    </style:style>
    <style:style style:name="T35" style:family="text">
      <style:text-properties officeooo:rsid="001311fb"/>
    </style:style>
    <style:style style:name="T36" style:family="text">
      <style:text-properties officeooo:rsid="0013b027"/>
    </style:style>
    <style:style style:name="T37" style:family="text">
      <style:text-properties officeooo:rsid="00142bfa"/>
    </style:style>
    <style:style style:name="T38" style:family="text">
      <style:text-properties fo:font-weight="normal" style:font-weight-asian="normal" style:font-weight-complex="normal"/>
    </style:style>
    <style:style style:name="T39" style:family="text">
      <style:text-properties fo:font-weight="normal" officeooo:rsid="00142bfa" style:font-weight-asian="normal" style:font-weight-complex="normal"/>
    </style:style>
    <style:style style:name="T40" style:family="text">
      <style:text-properties fo:font-weight="normal" officeooo:rsid="0018bb2d" style:font-weight-asian="normal" style:font-weight-complex="normal"/>
    </style:style>
    <style:style style:name="T41" style:family="text">
      <style:text-properties fo:font-weight="normal" officeooo:rsid="00167e30" style:font-weight-asian="normal" style:font-weight-complex="normal"/>
    </style:style>
    <style:style style:name="T42" style:family="text">
      <style:text-properties fo:color="#dd4814" fo:font-weight="bold" style:font-weight-asian="bold" style:font-weight-complex="bold"/>
    </style:style>
    <style:style style:name="T43" style:family="text">
      <style:text-properties officeooo:rsid="0014a5d6"/>
    </style:style>
    <style:style style:name="T44" style:family="text">
      <style:text-properties officeooo:rsid="00167e30"/>
    </style:style>
    <style:style style:name="T45" style:family="text">
      <style:text-properties fo:background-color="#ffff00"/>
    </style:style>
    <style:style style:name="T46" style:family="text">
      <style:text-properties style:font-style-complex="normal" style:font-weight-complex="normal"/>
    </style:style>
    <style:style style:name="T47" style:family="text">
      <style:text-properties officeooo:rsid="0018bb2d"/>
    </style:style>
    <style:style style:name="T48" style:family="text">
      <style:text-properties fo:font-variant="normal" fo:text-transform="none" fo:color="#1155cc" style:font-name="arial" fo:font-size="9.75pt" fo:letter-spacing="normal" fo:font-style="normal" fo:font-weight="normal"/>
    </style:style>
    <style:style style:name="T49" style:family="text">
      <style:text-properties fo:font-variant="normal" fo:text-transform="none" fo:color="#1155cc" style:font-name="arial" fo:letter-spacing="normal" fo:font-style="normal" fo:font-weight="normal"/>
    </style:style>
    <style:style style:name="T50" style:family="text">
      <style:text-properties fo:font-variant="normal" fo:text-transform="none" style:font-name="arial" fo:letter-spacing="normal" fo:font-style="normal" fo:font-weight="normal"/>
    </style:style>
    <style:style style:name="T51" style:family="text">
      <style:text-properties fo:font-variant="normal" fo:text-transform="none" style:font-name="arial" fo:letter-spacing="normal" fo:font-style="normal" fo:font-weight="normal" fo:background-color="#ffff00"/>
    </style:style>
    <style:style style:name="T5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start text:name="__RefHeading__1611_738214278"/><text:span text:style-name="T29">VegSoc.org.au</text:span><text:span text:style-name="T28"> Manual</text:span><text:bookmark-end text:name="__RefHeading__1611_738214278"/></text:p>
      <text:p text:style-name="P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0"><text:a xlink:type="simple" xlink:href="#__RefHeading__1611_738214278" text:style-name="Index_20_Link" text:visited-style-name="Index_20_Link">VegSoc.org.au Manual<text:tab/>1</text:a></text:p>
          <text:p text:style-name="P40"><text:a xlink:type="simple" xlink:href="#__RefHeading__1613_738214278" text:style-name="Index_20_Link" text:visited-style-name="Index_20_Link">Logging In<text:tab/>2</text:a></text:p>
          <text:p text:style-name="P40"><text:a xlink:type="simple" xlink:href="#__RefHeading__1615_738214278" text:style-name="Index_20_Link" text:visited-style-name="Index_20_Link">User Accounts, Permissions/Access Control<text:tab/>3</text:a></text:p>
          <text:p text:style-name="P41"><text:a xlink:type="simple" xlink:href="#__RefHeading__1617_738214278" text:style-name="Index_20_Link" text:visited-style-name="Index_20_Link">New User Accounts<text:tab/>3</text:a></text:p>
          <text:p text:style-name="P40"><text:a xlink:type="simple" xlink:href="#__RefHeading__1619_738214278" text:style-name="Index_20_Link" text:visited-style-name="Index_20_Link">Overall Site Structure Review:<text:tab/>3</text:a></text:p>
          <text:p text:style-name="P40"><text:a xlink:type="simple" xlink:href="#__RefHeading__1621_738214278" text:style-name="Index_20_Link" text:visited-style-name="Index_20_Link">Editing Site Pages<text:tab/>6</text:a></text:p>
          <text:p text:style-name="P41"><text:a xlink:type="simple" xlink:href="#__RefHeading__1623_738214278" text:style-name="Index_20_Link" text:visited-style-name="Index_20_Link">Advanced Editing Options: Styling Text<text:tab/>8</text:a></text:p>
          <text:p text:style-name="P41"><text:a xlink:type="simple" xlink:href="#__RefHeading__1625_738214278" text:style-name="Index_20_Link" text:visited-style-name="Index_20_Link">Advanced Editing Options: Making Links<text:tab/>9</text:a></text:p>
          <text:p text:style-name="P41"><text:a xlink:type="simple" xlink:href="#__RefHeading__1627_738214278" text:style-name="Index_20_Link" text:visited-style-name="Index_20_Link">Advanced Editing Options: Adding an Image to a Page<text:tab/>12</text:a></text:p>
          <text:p text:style-name="P41"><text:a xlink:type="simple" xlink:href="#__RefHeading__1629_738214278" text:style-name="Index_20_Link" text:visited-style-name="Index_20_Link">Adding a File or Document to a Page/Story<text:tab/>14</text:a></text:p>
          <text:p text:style-name="P41"><text:a xlink:type="simple" xlink:href="#__RefHeading__1631_738214278" text:style-name="Index_20_Link" text:visited-style-name="Index_20_Link">Advanced Editing Options: Deleting a Document<text:tab/>15</text:a></text:p>
          <text:p text:style-name="P40"><text:a xlink:type="simple" xlink:href="#__RefHeading__1633_738214278" text:style-name="Index_20_Link" text:visited-style-name="Index_20_Link">Creating a New page<text:tab/>16</text:a></text:p>
          <text:p text:style-name="P40"><text:a xlink:type="simple" xlink:href="#__RefHeading__1635_738214278" text:style-name="Index_20_Link" text:visited-style-name="Index_20_Link">Administering Events:<text:tab/>17</text:a></text:p>
          <text:p text:style-name="P40"><text:a xlink:type="simple" xlink:href="#__RefHeading__980_536931055" text:style-name="Index_20_Link" text:visited-style-name="Index_20_Link">Administering Products:<text:tab/>18</text:a></text:p>
          <text:p text:style-name="P40"><text:a xlink:type="simple" xlink:href="#__RefHeading__982_536931055" text:style-name="Index_20_Link" text:visited-style-name="Index_20_Link">Administering Restaurants:<text:tab/>19</text:a></text:p>
          <text:p text:style-name="P40"><text:a xlink:type="simple" xlink:href="#__RefHeading__984_536931055" text:style-name="Index_20_Link" text:visited-style-name="Index_20_Link">Administering Forums:<text:tab/>20</text:a></text:p>
          <text:p text:style-name="P40"><text:a xlink:type="simple" xlink:href="#__RefHeading__986_536931055" text:style-name="Index_20_Link" text:visited-style-name="Index_20_Link">Administering Users:<text:tab/>21</text:a></text:p>
          <text:p text:style-name="P40"><text:a xlink:type="simple" xlink:href="#__RefHeading__988_536931055" text:style-name="Index_20_Link" text:visited-style-name="Index_20_Link">Managing Blocks<text:tab/>22</text:a></text:p>
          <text:p text:style-name="P40"><text:a xlink:type="simple" xlink:href="#__RefHeading__1639_738214278" text:style-name="Index_20_Link" text:visited-style-name="Index_20_Link">Logging Out<text:tab/>23</text:a></text:p>
          <text:p text:style-name="P40"><text:a xlink:type="simple" xlink:href="#__RefHeading__1641_738214278" text:style-name="Index_20_Link" text:visited-style-name="Index_20_Link">Appendix: Licensing<text:tab/>24</text:a></text:p>
        </text:index-body>
      </text:table-of-content>
      <text:p text:style-name="P6"/>
      <text:p text:style-name="P7"/>
      <text:p text:style-name="P9"><text:bookmark-start text:name="__RefHeading__1613_738214278"/>Logging In<text:bookmark-end text:name="__RefHeading__1613_738214278"/></text:p>
      <text:p text:style-name="P14">To login in to the site to make changes, begin by opening a web browser and going to:</text:p>
      <text:p text:style-name="P28"><text:span text:style-name="T1">vegsoc.org.au/</text:span><text:span text:style-name="T6">user</text:span></text:p>
      <text:p text:style-name="P14">NB: This system can be accessed from any computer with an internet connection.</text:p>
      <text:p text:style-name="P15">If you forget your password: </text:p>
      <text:p text:style-name="P31"><text:span text:style-name="T1">On the login page there is a tab called “request a new password”. You must enter your user name </text:span><text:span text:style-name="T2">or</text:span><text:span text:style-name="T1"> your email address, and the system will send you a new password by email. If you enter your user name, it will send your password to the email address that the system has on file for you.</text:span></text:p>
      <text:p text:style-name="P39"><text:bookmark-start text:name="__RefHeading__1615_738214278"/>User Accounts, Permissions/Access Control<text:bookmark-end text:name="__RefHeading__1615_738214278"/></text:p>
      <text:p text:style-name="Standard">There are <text:span text:style-name="T22">4</text:span><text:span text:style-name="T13"> </text:span>main types of users for your Drupal website:<text:span text:style-name="T13"> </text:span><text:span text:style-name="T14">Site Admin, Editor, Public and Anonymous</text:span>. <text:s/>Each level of user has different permissions on the site, allowing them to access different parts of the site administration, and manage content.</text:p>
      <text:p text:style-name="Standard"/>
      <text:p text:style-name="Standard"><text:span text:style-name="T13">Anonymous:</text:span> th<text:span text:style-name="T23">ese</text:span> user<text:span text:style-name="T23">s</text:span> <text:span text:style-name="T23">are</text:span> the general public, and <text:span text:style-name="T23">are</text:span> not logged in on the site.</text:p>
      <text:p text:style-name="Standard"/>
      <text:p text:style-name="P2"><text:span text:style-name="T14">Public</text:span><text:span text:style-name="T13">:</text:span> th<text:span text:style-name="T23">ese</text:span> user<text:span text:style-name="T23">s</text:span> <text:span text:style-name="T23">are</text:span> <text:span text:style-name="T23">people</text:span> <text:span text:style-name="T22">who have registered and</text:span> logged in on the site. <text:s/><text:span text:style-name="T22">They can post content in the forums, suggest restaurants, add reviews and ratings.</text:span></text:p>
      <text:p text:style-name="Standard"/>
      <text:p text:style-name="P3"><text:span text:style-name="T15">Editor</text:span><text:span text:style-name="T13">:</text:span> th<text:span text:style-name="T23">ese users are public users who have been given the editor role. <text:s/>They can administer users, content on the site, and many other things.</text:span></text:p>
      <text:p text:style-name="P5"/>
      <text:p text:style-name="P3"><text:span text:style-name="T13">Site Admin</text:span>: has the highest level of access, and can add/edit/delete all content, as well as manage things like menus, and user accounts. <text:s/><text:span text:style-name="T23">This role should generally not be used.</text:span></text:p>
      <text:p text:style-name="Standard"/>
      <text:p text:style-name="Heading_20_2"><text:bookmark-start text:name="__RefHeading__1617_738214278"/>New User Accounts<text:bookmark-end text:name="__RefHeading__1617_738214278"/></text:p>
      <text:p text:style-name="Standard"><text:span text:style-name="T15">Public</text:span><text:span text:style-name="T13"> Accounts:</text:span> Signing up for member accounts can be done by going directly to <text:span text:style-name="T27">http://vegsoc.org.au/</text:span><text:a xlink:type="simple" xlink:href="http://www.yoursite.com/user/register"><text:span text:style-name="Internet_20_link"><text:span text:style-name="T25">user/registe</text:span></text:span></text:a><text:a xlink:type="simple" xlink:href="http://www.yoursite.com/user/register"><text:span text:style-name="Internet_20_link"><text:span text:style-name="T24">r</text:span></text:span></text:a> which is the user registration page. <text:s/>[The new user will then be sent a confirmation <text:soft-page-break/>email, with instructions that they <text:span text:style-name="T20">must </text:span>follow to activate their account. <text:s/>You do not need to approve their account manually.]</text:p>
      <text:p text:style-name="Standard"/>
      <text:p text:style-name="Standard">If a user loses their password, it can be reset through this same user page by entering and saving the new password and emailing it to them. <text:s/>If a Web Account user with an external email address loses their password, they can simply click on the “Request new password” tab on the login page.</text:p>
      <text:p text:style-name="Standard"/>
      <text:p text:style-name="P4">Users who previously had accounts in the old system will need to do a password reset before they can login.</text:p>
      <text:p text:style-name="P39"><text:bookmark-start text:name="__RefHeading__1619_738214278"/>Overall Site Structure Review:<text:bookmark-end text:name="__RefHeading__1619_738214278"/></text:p>
      <text:p text:style-name="P32">This manual was created to provide a reference point for administering different content related tasks on your website. There are several general types of site content on this website:</text:p>
      <text:list xml:id="list4934034054558309291" text:style-name="L1">
        <text:list-item>
          <text:p text:style-name="P57">Event</text:p>
        </text:list-item>
        <text:list-item>
          <text:p text:style-name="P65">Restaurant</text:p>
        </text:list-item>
        <text:list-item>
          <text:p text:style-name="P65">Forum Topic</text:p>
        </text:list-item>
        <text:list-item>
          <text:p text:style-name="P66"><text:span text:style-name="T23">Basic </text:span>Page</text:p>
        </text:list-item>
        <text:list-item>
          <text:p text:style-name="P65">Article</text:p>
        </text:list-item>
        <text:list-item>
          <text:p text:style-name="P67">Product</text:p>
        </text:list-item>
      </text:list>
      <text:p text:style-name="P35">All of these can be created using the editor role from the menu Content -&gt; Add Content</text:p>
      <text:p text:style-name="P36">To view and search the latest content on the site (including being able to be filtered by type) click on the Content menu item at the top of the screen.</text:p>
      <text:p text:style-name="P32">In this type of website, which is a content management system (CMS), the terminology used to refer to each of those types of content is as follows:</text:p>
      <text:p text:style-name="P33">Event</text:p>
      <text:p text:style-name="P14">Events are entries that have a set start and end date, and which can be automatically archived from the live version of the site once the end date has passed. Events will appear on the Events page (vegsoc.org.au/event<text:span text:style-name="T23">s</text:span>).</text:p>
      <text:p text:style-name="P16">Restaurants</text:p>
      <text:p text:style-name="P20"><text:soft-page-break/>Restaurants can be created by users or editors. <text:s/>If a user creates a website, it will not be live on the site until it had been “published”. <text:s/>To publish a restaurant click on Edit, then go to Publishing Options towards the bottom of the page. <text:s text:c="2"/>The user who creates a restaurant will be able to edit or delete it later, but they will not be able to Publish it. <text:s/>Note if an administrator creates a restaurant they will also need to select Published before it will appear on the site.</text:p>
      <text:p text:style-name="P29"><text:span text:style-name="T3">Page</text:span><text:span text:style-name="T1"> (</text:span><text:span text:style-name="T7">Structural</text:span><text:span text:style-name="T1"> Content Pages)</text:span></text:p>
      <text:p text:style-name="P14">These pages are single pages <text:span text:style-name="T31">which are long term/core site pages</text:span>, that can have a link from the main menu and contain regular content. They may contain documents, images or just regular text.</text:p>
      <text:p text:style-name="P13"><text:span text:style-name="T4">Article</text:span><text:span text:style-name="T1"> (</text:span><text:span text:style-name="T7">Transitory content</text:span><text:span text:style-name="T1">)</text:span></text:p>
      <text:p text:style-name="P14"><text:span text:style-name="T31">Articles are for short term content, a news article, an upcoming protest or petition etc</text:span>. <text:s/><text:span text:style-name="T31">They function similarly to a page, but to keep things in order, it's best not to mix the two types.</text:span></text:p>
      <text:p text:style-name="Standard"/>
      <text:p text:style-name="P30"><text:span text:style-name="T4">Product</text:span><text:span text:style-name="T1"> (</text:span><text:span text:style-name="T7">Transitory content</text:span><text:span text:style-name="T1">)</text:span></text:p>
      <text:p text:style-name="P21">Products are items which will appear in the store. <text:s/>Note that only the items with a red Asterisk have to be filled in for each product, the rest are there should you choose to use them. <text:s/>SKU stands for Stock Keeping Unit, and is a short text label for an item. <text:s/>This will be used to track the item, even if the name, description or price change. <text:s/>SKU's should be unique for each product.</text:p>
      <text:p text:style-name="P30"><text:span text:style-name="T4">Forum Topic</text:span><text:span text:style-name="T1"> (</text:span><text:span text:style-name="T7">Forum </text:span><text:span text:style-name="T8">thread</text:span><text:span text:style-name="T1">)</text:span></text:p>
      <text:p text:style-name="P19">These are the forum threads. <text:s text:c="2"/>Public users will usually create these through the forums interface. To create a new top level forum, you would do this under Structure -&gt; Taxonomies -&gt; Forums</text:p>
      <text:p text:style-name="P19"/>
      <text:p text:style-name="Heading_20_1"><text:bookmark-start text:name="__RefHeading__1621_738214278"/><text:span text:style-name="T28">Editing Site Pages</text:span><text:bookmark-end text:name="__RefHeading__1621_738214278"/></text:p>
      <text:p text:style-name="P14">To edit a regular Page of your website:</text:p>
      <text:list xml:id="list7127836042036861853" text:style-name="WW8Num24">
        <text:list-item>
          <text:p text:style-name="P76">If you have added a menu item for this page, click the “Edit” tab at the top of the page</text:p>
        </text:list-item>
        <text:list-item>
          <text:p text:style-name="P83"><text:span text:style-name="T1">Begin by logging in at </text:span><text:a xlink:type="simple" xlink:href="http://www.bcfed.com/user/"><text:span text:style-name="Internet_20_link"><text:span text:style-name="T1">vegsoc.org.au/user</text:span></text:span></text:a></text:p>
        </text:list-item>
        <text:list-item>
          <text:p text:style-name="P68"><text:soft-page-break/>You will now see a slightly different version of the site that introduces Editing tabs.</text:p>
        </text:list-item>
        <text:list-item>
          <text:p text:style-name="P98"><text:span text:style-name="T1">To edit any page, you must navigate to the page you wish to make a change on, and click on the </text:span><text:span text:style-name="T3">“Edit” tab</text:span><text:span text:style-name="T1"> at the top of the site content. </text:span></text:p>
        </text:list-item>
        <text:list-item>
          <text:p text:style-name="P98"><text:span text:style-name="T1">To make a change to site content, place your cursor in the content editing window and make your changes.<text:line-break/><text:line-break/></text:span><text:span text:style-name="T2">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
      <text:list xml:id="list5941258910813070251" text:style-name="L2">
        <text:list-item>
          <text:p text:style-name="P56">Bold</text:p>
        </text:list-item>
        <text:list-item>
          <text:p text:style-name="P56">Italic</text:p>
        </text:list-item>
        <text:list-item>
          <text:p text:style-name="P56">Underline</text:p>
        </text:list-item>
        <text:list-item>
          <text:p text:style-name="P56">Strikethrough</text:p>
        </text:list-item>
        <text:list-item>
          <text:p text:style-name="P56">Left Justified Paragraph</text:p>
        </text:list-item>
        <text:list-item>
          <text:p text:style-name="P56">Centre Justified Paragraph</text:p>
        </text:list-item>
        <text:list-item>
          <text:p text:style-name="P56">Right Justified Paragraph</text:p>
        </text:list-item>
        <text:list-item>
          <text:p text:style-name="P56">Bullets</text:p>
        </text:list-item>
        <text:list-item>
          <text:p text:style-name="P56">Numbered Lists</text:p>
        </text:list-item>
        <text:list-item>
          <text:p text:style-name="P56">Remove Indent on Text</text:p>
        </text:list-item>
        <text:list-item>
          <text:p text:style-name="P56">Indent Text</text:p>
        </text:list-item>
        <text:list-item>
          <text:p text:style-name="P56">Undo </text:p>
        </text:list-item>
        <text:list-item>
          <text:p text:style-name="P56">Redo</text:p>
        </text:list-item>
        <text:list-item>
          <text:p text:style-name="P56">Link (for making links, covered in detail later in the manual)</text:p>
        </text:list-item>
        <text:list-item>
          <text:p text:style-name="P56">Remove Link (for removing existing links)</text:p>
        </text:list-item>
        <text:list-item>
          <text:p text:style-name="P56"><text:soft-page-break/>Anchor Link</text:p>
        </text:list-item>
        <text:list-item>
          <text:p text:style-name="P56">Insert An Image (covered in detail later in manual)</text:p>
        </text:list-item>
        <text:list-item>
          <text:p text:style-name="P56">Superscript</text:p>
        </text:list-item>
        <text:list-item>
          <text:p text:style-name="P43">HTML View (allows you to see the HTML code view)</text:p>
        </text:list-item>
        <text:list-item>
          <text:p text:style-name="P56">Cut</text:p>
        </text:list-item>
        <text:list-item>
          <text:p text:style-name="P56">Copy</text:p>
        </text:list-item>
        <text:list-item>
          <text:p text:style-name="P56">Paste</text:p>
        </text:list-item>
        <text:list-item>
          <text:p text:style-name="P56">Erase</text:p>
        </text:list-item>
        <text:list-item>
          <text:p text:style-name="P56">Test format/style</text:p>
        </text:list-item>
        <text:list-item>
          <text:p text:style-name="P56">Font face</text:p>
        </text:list-item>
        <text:list-item>
          <text:p text:style-name="P56">Font size</text:p>
        </text:list-item>
        <text:list-item>
          <text:p text:style-name="P43">Insert Table</text:p>
        </text:list-item>
        <text:list-item>
          <text:p text:style-name="P56">Select All</text:p>
        </text:list-item>
        <text:list-item>
          <text:p text:style-name="P56">Iframe</text:p>
        </text:list-item>
      </text:list>
      <text:p text:style-name="Standard">Note the text format is fine to leave on Wysiwyg but if you have any issues, try changing it to Full Html which is a bit more permissive.</text:p>
      <text:list xml:id="list222315139394851" text:continue-list="list7127836042036861853" text:style-name="WW8Num24">
        <text:list-item>
          <text:p text:style-name="P68">When you are satisfied with your change, click “Submit” to save your change.</text:p>
        </text:list-item>
      </text:list>
      <text:p text:style-name="Heading_20_2"><text:bookmark-start text:name="__RefHeading__1623_738214278"/>Advanced Editing Options: Styling Text<text:bookmark-end text:name="__RefHeading__1623_738214278"/></text:p>
      <text:p text:style-name="P34">Within the site content, a stylesheet has been developed that pre-defines various heading styles for use on your website. You can apply those heading styles to site content via the content editor, choosing from a “Format” drop down box which offers you six levels of headings.</text:p>
      <text:p text:style-name="P34">To set a heading style, select the line of text that you wish to make a heading in the content window, and then choose a style from the formatting drop down. Note that by default all regular text will be set as a Paragraph.</text:p>
      <text:p text:style-name="P17"><text:soft-page-break/>NB: In order to set a heading style the line that is being given the style must be separate from the next paragraph, ie. you can’t give something a heading style in the middle of a sentence.</text:p>
      <text:p text:style-name="Heading_20_2"><text:bookmark-start text:name="__RefHeading__1625_738214278"/>Advanced Editing Options: Making Links<text:bookmark-end text:name="__RefHeading__1625_738214278"/></text:p>
      <text:p text:style-name="P14">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Heading_20_3">Absolute vs. Relative Links:</text:p>
      <text:p text:style-name="P13"><text:span text:style-name="T1">Absolute link is a term that refers to links that go to other websites outside of </text:span><text:a xlink:type="simple" xlink:href="http://www.yoursite.com/"><text:span text:style-name="Internet_20_link"><text:span text:style-name="T1">http://vegsoc.org.au</text:span></text:span></text:a><text:span text:style-name="T1">. To make absolute links work, they need a full prefix in front of them, for example: </text:span><text:a xlink:type="simple" xlink:href="http://www.cbc.ca/"><text:span text:style-name="Internet_20_link"><text:span text:style-name="T1">http://vegsoc.org.au</text:span></text:span></text:a><text:span text:style-name="T1"> not just </text:span><text:a xlink:type="simple" xlink:href="http://www.cbc.ca/"><text:span text:style-name="Internet_20_link"><text:span text:style-name="T1">vegsoc.org.au</text:span></text:span></text:a><text:span text:style-name="T1">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31"><text:span text:style-name="T1">Relative links are links that go from one page of your website to another. So for example, you may wish to make a link from the About Us page to the Contact Us page. Relative links do not need the http:// protocol in front of them, and in fact they do not even need the </text:span><text:a xlink:type="simple" xlink:href="http://www.bcfed.com/"><text:span text:style-name="Internet_20_link"><text:span text:style-name="T1">vegsoc.org.au</text:span></text:span></text:a><text:span text:style-name="T1">, they need only the rest of the information from the URL. Where possible, we have tried to make the URLs for site pages on this site “human friendly,” meaning that they are intended to follow some logic, so for example:</text:span></text:p>
      <text:p text:style-name="P18">About Your Site = about</text:p>
      <text:p text:style-name="P18">Contact Us = contact_us</text:p>
      <text:p text:style-name="P17">NB: For a relative link that is not the default page link (ie. /node/287), you must have defined the URL when you created the page or story, under the "URL path settings".  If you did not previously do this, you can go back to edit the page and define the URL path.</text:p>
      <text:p text:style-name="P33">Some things to note:</text:p>
      <text:list xml:id="list4526986888102356274" text:style-name="L3">
        <text:list-item>
          <text:p text:style-name="P58"><text:soft-page-break/>URLs can never have spaces in them, so where we intend a space to exist a “ _ “ is generally used.</text:p>
        </text:list-item>
        <text:list-item>
          <text:p text:style-name="P69">As convention, the URL paths are typically all lower case.</text:p>
        </text:list-item>
      </text:list>
      <text:p text:style-name="P32">Where things can start to get a bit tricky is when you get to sub pages within a section, so for example <text:span text:style-name="T32">(these are not actual pages on the site)</text:span>:</text:p>
      <text:p text:style-name="P18">About Us: News = about/news</text:p>
      <text:p text:style-name="P18">Contact Us: Location: Map = contact_us/location/map </text:p>
      <text:p text:style-name="P14">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Heading_20_3">To Make An Absolute or Relative Link:</text:p>
      <text:p text:style-name="P14">Follow the steps for Editing Site Pages up to and including Step Four [(pages 4-5)], then:</text:p>
      <text:list xml:id="list2397467761318673555" text:style-name="WW8Num16">
        <text:list-item>
          <text:p text:style-name="P77">With your cursor, highlight the text you would like to make into a link.</text:p>
        </text:list-item>
        <text:list-item>
          <text:p text:style-name="P84"><text:span text:style-name="T1">You will now see the “Link” button on the editing window change from being greyed out to turning light blue, making it available to click on:<text:line-break/><text:line-break/></text:span><text:span text:style-name="T3"><draw:frame draw:style-name="fr1" draw:name="graphics2" text:anchor-type="as-char" svg:width="2.646cm" svg:height="0.688cm" draw:z-index="0"><draw:image xlink:href="Pictures/10000000000000640000001AF99748FA.jpg" xlink:type="simple" xlink:show="embed" xlink:actuate="onLoad"/></draw:frame></text:span><text:span text:style-name="T1"><text:line-break/><text:line-break/>Click on the link button and a pop-up window will open up.<text:line-break/></text:span></text:p>
        </text:list-item>
        <text:list-item>
          <text:p text:style-name="P84"><text:span text:style-name="T1">To set the link you must first fill out the required boxes in the pop-up window. Start with the </text:span><text:span text:style-name="T3">Link URL</text:span><text:span text:style-name="T1"> box where you will insert the link itself. Remember, </text:span><text:span text:style-name="T3">if it is a link to another website be sure to include the http://</text:span><text:span text:style-name="T1"> before the full link.</text:span></text:p>
        </text:list-item>
        <text:list-item>
          <text:p text:style-name="P84"><text:soft-page-break/><text:span text:style-name="T1">You can then choose the “</text:span><text:span text:style-name="T3">Target</text:span><text:span text:style-name="T1">” for the link, if you would like it to open in a new window. By default this box will stay at “Open in this window/frame” which is fine for all internal links.</text:span></text:p>
        </text:list-item>
        <text:list-item>
          <text:p text:style-name="P75"><text:span text:style-name="T1">If you would like, you can also now set a Link Title, by filling in the </text:span><text:span text:style-name="T3">Title</text:span><text:span text:style-name="T1"> box. The Link Title is not necessary but helps to increase the site’s accessibility giving extra information about where the link points to for users who are visually impaired and using screen readers. The Link Title should just be descriptive telling the user what link you are sending them to. So a link to a newspaper article may have a link title like: “Newspaper article on inequality in the workplace.” </text:span><text:span text:style-name="T2">This step is not required for your link to function, but falls under the category of best practices.</text:span></text:p>
        </text:list-item>
      </text:list>
      <text:p text:style-name="P15">To make an Email Link:</text:p>
      <text:p text:style-name="P14">As above, follow the steps for Editing Site Pages up to and including Step Four (pages 4-5), then:</text:p>
      <text:list xml:id="list9140675349293893286" text:style-name="WW8Num33">
        <text:list-item>
          <text:p text:style-name="P78">With your cursor, highlight the text you would like to make into a link – in this case this will typically be an email address or someone’s name.</text:p>
        </text:list-item>
        <text:list-item>
          <text:p text:style-name="P85"><text:span text:style-name="T1">You will now see the “Link” button on the editing window change from being greyed out to turning light blue, making it available to click on:<text:line-break/><text:line-break/></text:span><text:span text:style-name="T3"><draw:frame draw:style-name="fr1" draw:name="graphics4" text:anchor-type="as-char" svg:width="2.646cm" svg:height="0.688cm" draw:z-index="1"><draw:image xlink:href="Pictures/10000000000000640000001AF99748FA.jpg" xlink:type="simple" xlink:show="embed" xlink:actuate="onLoad"/></draw:frame></text:span><text:span text:style-name="T1"><text:line-break/><text:line-break/>Click on the link button and a pop-up window will open up.<text:line-break/></text:span></text:p>
        </text:list-item>
        <text:list-item>
          <text:p text:style-name="P85"><text:span text:style-name="T1">To set an email link you need only pay attention to the first box: </text:span><text:span text:style-name="T3">Link URL</text:span><text:span text:style-name="T1">. To make an email link you need to start by entering “mailto:” followed by the email address. So for example a link to info@yoursite.com would look like: </text:span><text:span text:style-name="T3">mailto:info@yoursite.com</text:span></text:p>
        </text:list-item>
        <text:list-item>
          <text:p text:style-name="P70">You can now select Insert and your email link has been created. </text:p>
        </text:list-item>
      </text:list>
      <text:p text:style-name="Heading_20_2"><text:bookmark-start text:name="__RefHeading__1627_738214278"/>Advanced Editing Options: Adding an Image to a Page<text:bookmark-end text:name="__RefHeading__1627_738214278"/></text:p>
      <text:p text:style-name="P14">Image formats for the web are somewhat restrictive. In order for an image to show up on the website, it must be saved as either a .<text:span text:style-name="T33">png, </text:span>.jpg or .gif file and should be saved at the final size that you would like the image to display on the website. <text:s/><text:span text:style-name="T33">You can use a free image editor like Gimp to scale images.</text:span></text:p>
      <text:p text:style-name="P14"><text:soft-page-break/>In general, .<text:span text:style-name="T33">png <text:s/>files are good all rounders, </text:span>.jpg files are best for photographic images, while the .gif format is best for flat colour images like logos. </text:p>
      <text:p text:style-name="P13"><text:span text:style-name="T1">If you need to add a new image to a page on the website, ensure that you have saved it at the proper size and in the correct file format before you proceed through the steps below. <text:s/>It is usually best not to upload images wider than the content area of your site's pages </text:span><text:span text:style-name="T3">[</text:span><text:span text:style-name="T5">1024</text:span><text:span text:style-name="T3"> px wide]</text:span><text:span text:style-name="T1">.</text:span></text:p>
      <text:p text:style-name="P15">To Add An Image to a Page:</text:p>
      <text:p text:style-name="P32">Adding an image to a page is quite straightforward and is done through the content editing box. Like with making a link, you start by following Steps 1 – 5 in Editing Site Pages above. Once you have the page open, follow these steps to add an image:</text:p>
      <text:list xml:id="list1547660258218760993" text:style-name="WW8Num29">
        <text:list-item>
          <text:p text:style-name="P79"><text:span text:style-name="T1">Click on the Image icon in the editing toolbar (it looks like a </text:span><text:span text:style-name="T9">picture of a mountain and sun</text:span><text:span text:style-name="T1">).</text:span></text:p>
        </text:list-item>
        <text:list-item>
          <text:p text:style-name="P86">A pop-up box will appear.</text:p>
        </text:list-item>
        <text:list-item>
          <text:p text:style-name="P94"><text:span text:style-name="T1">If you know the location of your image on the website’s server, you can enter that location in the Image URL field, but it is more likely that you will want to click on the B</text:span><text:span text:style-name="T9">rowse Server</text:span><text:span text:style-name="T1"> icon to the right of that field to find the image/upload a new image.</text:span></text:p>
        </text:list-item>
        <text:list-item>
          <text:p text:style-name="P86">You may now either click on the image you would like to add, if it has already been added to the site, or use the <text:span text:style-name="T33">Upload button</text:span> to add a new image. The image should be uploaded at the size you would like it to appear on the website. Click on the file and you will be returned to the Add an Image box with the Image URL field completed.</text:p>
        </text:list-item>
        <text:list-item>
          <text:p text:style-name="P71">You can now fill out the remaining fields:<text:line-break/></text:p>
        </text:list-item>
      </text:list>
      <text:list xml:id="list6091764349974901385" text:style-name="L4">
        <text:list-item>
          <text:p text:style-name="P99"><text:span text:style-name="T33">Alternative Text</text:span>: filling this field out ensures that users who browse the web with alternative technologies like screen readers will know what the image is of (the screen reader will read this text).</text:p>
        </text:list-item>
        <text:list-item>
          <text:p text:style-name="P99">Alignment: allows you to position the image in relation to the paragraph of text.</text:p>
        </text:list-item>
        <text:list-item>
          <text:p text:style-name="P99">Dimensions: these will be auto completed based on the size of the image you uploaded.</text:p>
        </text:list-item>
        <text:list-item>
          <text:p text:style-name="P99"><text:soft-page-break/>Border: if you would like to set a border on the image you may do so here, but there is normally default border styles set in the site’s stylesheet.</text:p>
        </text:list-item>
        <text:list-item>
          <text:p text:style-name="P100">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22315391132829" text:continue-list="list1547660258218760993" text:style-name="WW8Num29">
        <text:list-item>
          <text:p text:style-name="P71">Submit the page to save.</text:p>
        </text:list-item>
      </text:list>
      <text:p text:style-name="Heading_20_2"><text:bookmark-start text:name="__RefHeading__1629_738214278"/>Adding a <text:span text:style-name="T44">File or </text:span>Document to a Page/Story<text:bookmark-end text:name="__RefHeading__1629_738214278"/></text:p>
      <text:p text:style-name="P14">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26">To upload a document to <text:span text:style-name="T34">the</text:span> site <text:span text:style-name="T44">go to your user page by either clicking on your name in the top right hand side of the admin menu, or on My Account in the footer. <text:s/>Click on File Browser and upload the file.</text:span></text:p>
      <text:p text:style-name="P27">Once the file is uploaded double click on it. <text:s/>It will open up in a new page. <text:s/>Copy everything in the browsers URL after the the domain name of the site. <text:s/>For example:</text:p>
      <text:p text:style-name="P27">http://staging.vegsoc.org.au<text:span text:style-name="T45">/sites/default/files/vegan-vegetarian-society-queensland-sunflower.jpg</text:span></text:p>
      <text:p text:style-name="P27">So you have just the highlighted bit above:</text:p>
      <text:p text:style-name="P64">/sites/default/files/vegan-vegetarian-society-queensland-sunflower.jpg</text:p>
      <text:p text:style-name="P61">You can then create a link to your new file by using the link button on the text editor for a content type explained earlier. <text:s/><text:span text:style-name="T44">Then</text:span> put a relative link in the URL field of the popup such as: /sites/default/files/My_File.pdf</text:p>
      <text:p text:style-name="P42"><text:bookmark-start text:name="__RefHeading__1631_738214278"/><text:span text:style-name="T46">Advanced Editing Options: Deleting a Document</text:span><text:bookmark-end text:name="__RefHeading__1631_738214278"/></text:p>
      <text:p text:style-name="P14">If, once you’ve uploaded a document, you realize it is the wrong one, or that you no longer need to attach it to the Page (or Story as covered in a later section), you can easily remove the Document from the page. </text:p>
      <text:p text:style-name="P63"><text:soft-page-break/><text:span text:style-name="T1">To </text:span><text:span text:style-name="T10">delete</text:span><text:span text:style-name="T1"> a document to </text:span><text:span text:style-name="T10">the</text:span><text:span text:style-name="T1"> site </text:span><text:span text:style-name="T10">you can go into any page, click edit, and click the image icon use the File Manager. <text:s/>Locate the file and click delete. Once you have successfully deleted the file, cancel out of the popup.</text:span></text:p>
      <text:p text:style-name="P54"><text:bookmark-start text:name="__RefHeading__1633_738214278"/><text:span text:style-name="T30">Creating a New page</text:span><text:bookmark-end text:name="__RefHeading__1633_738214278"/></text:p>
      <text:p text:style-name="P37">To add a Page to your website:</text:p>
      <text:list xml:id="list7756233606748380661" text:style-name="WW8Num12">
        <text:list-item>
          <text:p text:style-name="P45">Begin by logging in at <text:a xlink:type="simple" xlink:href="http://www.yoursite.com/user"><text:span text:style-name="Internet_20_link">http://vegsoc.org.au/user</text:span></text:a></text:p>
        </text:list-item>
        <text:list-item>
          <text:p text:style-name="P45">Hover over the “Create Content” link at the top left corner of the page and click “Page”. <text:s/>You will now see a page where you can enter all of the information for your new page.</text:p>
        </text:list-item>
        <text:list-item>
          <text:p text:style-name="P45">Fill in the Title and Body content.</text:p>
        </text:list-item>
        <text:list-item>
          <text:p text:style-name="P45">If you would like this page to have a specific URL (<text:span text:style-name="T35">if you don't do this it will try to work out an appropriate URL from the title of the page</text:span>), enter the URL path you wish the page to display on under “URL path settings”. (Enter only what would come after the main site address, e.g. “foo/bar")</text:p>
        </text:list-item>
        <text:list-item>
          <text:p text:style-name="P45">If you would like this page to appear in the menu (if not, you can simply link to it from text on another page), enter the menu info in the “Menu settings” section. <text:s/>You must enter a title, set the “Parent item” (which can be either a top level menu, or a section of the site), and set the weight (how high up in the menu the item should be relative to the other items).</text:p>
        </text:list-item>
        <text:list-item>
          <text:p text:style-name="P45">Click “Submit”.</text:p>
        </text:list-item>
      </text:list>
      <text:p text:style-name="P8"><text:bookmark-start text:name="__RefHeading__1635_738214278"/>A<text:span text:style-name="T37">dministering</text:span> Events:<text:bookmark-end text:name="__RefHeading__1635_738214278"/></text:p>
      <text:p text:style-name="P14">Events are content that gets sorted by date <text:span text:style-name="T37">and displayed on the events page</text:span>, <text:span text:style-name="T37">and they</text:span> <text:span text:style-name="T37">will</text:span> be archived automatically once a date is passed <text:span text:style-name="T37">on the past events page</text:span>.</text:p>
      <text:p text:style-name="P14">To add a new event:</text:p>
      <text:list xml:id="list1933584847167989170" text:style-name="WW8Num2">
        <text:list-item>
          <text:p text:style-name="P80"><text:span text:style-name="T1">Ensure you are logged in to the site. If not, login at: </text:span><text:a xlink:type="simple" xlink:href="http://www.yoursite.com/user/"><text:span text:style-name="Internet_20_link"><text:span text:style-name="T1">http://vegsoc.org.au/user/</text:span></text:span></text:a></text:p>
        </text:list-item>
        <text:list-item>
          <text:p text:style-name="P87">Once you are logged in, you’ll notice that you now have a menu running along the top of the page. On the left-hand side of that menu is a drop down for “Content”, which is what you will always use to add new content to the site. Click on this, <text:span text:style-name="T35">then select “Add Content” </text:span>and select “Event”</text:p>
        </text:list-item>
        <text:list-item>
          <text:p text:style-name="P95"><text:span text:style-name="T1">You can now start adding your Event details</text:span><text:span text:style-name="T3">.</text:span></text:p>
        </text:list-item>
        <text:list-item>
          <text:p text:style-name="P87">Enter the Event Title.</text:p>
        </text:list-item>
        <text:list-item>
          <text:p text:style-name="P90">Enter the Event Body (Description).</text:p>
        </text:list-item>
        <text:list-item>
          <text:p text:style-name="P87">Fill out all of the remaining fields as they are available.</text:p>
        </text:list-item>
        <text:list-item>
          <text:p text:style-name="P72">When you are satisfied with your work, choose “Submit”.</text:p>
        </text:list-item>
      </text:list>
      <text:p text:style-name="P38"/>
      <text:p text:style-name="P10"><text:bookmark-start text:name="__RefHeading__980_536931055"/>Ad<text:span text:style-name="T37">ministering</text:span> <text:span text:style-name="T35">Products</text:span>:<text:bookmark-end text:name="__RefHeading__980_536931055"/></text:p>
      <text:p text:style-name="P25">Products are the elements in the VVSQ store. <text:s/>They are put into Categories using the Catalogue Taxonomy (Under the structure menu where you can edit, remove and add new Categories).</text:p>
      <text:p text:style-name="P22">To add a new <text:span text:style-name="T36">produc</text:span>t:</text:p>
      <text:list xml:id="list222316464633019" text:continue-list="list1933584847167989170" text:style-name="WW8Num2">
        <text:list-item text:start-value="1">
          <text:p text:style-name="P81"><text:span text:style-name="T1">Ensure you are logged in to the site. If not, login at: </text:span><text:a xlink:type="simple" xlink:href="http://www.yoursite.com/user/"><text:span text:style-name="Internet_20_link"><text:span text:style-name="T1">http://vegsoc.org.au/user/</text:span></text:span></text:a></text:p>
        </text:list-item>
        <text:list-item>
          <text:p text:style-name="P88">Once you are logged in, you’ll notice that you now have a menu running along the top of the page. On the left-hand side of that menu is a drop down for “Content”, which is what you will always use to add new content to the site. Click on this, <text:span text:style-name="T35">then select “Add Content” </text:span>and select “<text:span text:style-name="T36">Produc</text:span>t”</text:p>
        </text:list-item>
        <text:list-item>
          <text:p text:style-name="P96"><text:span text:style-name="T1">You can now start adding your </text:span><text:span text:style-name="T11">Produc</text:span><text:span text:style-name="T1">t details</text:span><text:span text:style-name="T3">.</text:span></text:p>
        </text:list-item>
        <text:list-item>
          <text:p text:style-name="P88">Enter the <text:span text:style-name="T36">Product</text:span> Title <text:span text:style-name="T36">and Body (Description). <text:s/></text:span></text:p>
        </text:list-item>
        <text:list-item>
          <text:p text:style-name="P91">Add an image.</text:p>
        </text:list-item>
        <text:list-item>
          <text:p text:style-name="P91">Add the SKU, this should be a unique identifier for the product used for administrative purposes, making it all lower case and without spaces is commonly done.</text:p>
        </text:list-item>
        <text:list-item>
          <text:p text:style-name="P88">Fill out all of the remaining fields as they are available. <text:s/><text:span text:style-name="T36">Only ones with a red asterisk are required.</text:span></text:p>
        </text:list-item>
        <text:list-item>
          <text:p text:style-name="P73">When you are satisfied with your work, choose “Submit”.</text:p>
        </text:list-item>
      </text:list>
      <text:p text:style-name="P11"><text:bookmark-start text:name="__RefHeading__982_536931055"/>Ad<text:span text:style-name="T37">ministering</text:span> <text:span text:style-name="T43">Restaurants</text:span>:<text:bookmark-end text:name="__RefHeading__982_536931055"/></text:p>
      <text:p text:style-name="P24">Restaurants are listed in the Queensland for Vegetarians and Vegans section. <text:s/></text:p>
      <text:p text:style-name="P24"><text:span text:style-name="T42">Note</text:span>: New restaurants can be added to the site by other users <text:span text:style-name="T26">but will be invisible by default</text:span>. <text:s/>They will not be published until an editor/administrative user selects “Publish” on the edit screen for the restaurant.</text:p>
      <text:p text:style-name="P24">Editor users can also add restaurants themselves.</text:p>
      <text:p text:style-name="P23">To add a new <text:span text:style-name="T37">restauran</text:span>t:</text:p>
      <text:list xml:id="list222316553930025" text:continue-list="list222316464633019" text:style-name="WW8Num2">
        <text:list-item text:start-value="1">
          <text:p text:style-name="P82"><text:span text:style-name="T1">Ensure you are logged in to the site. If not, login at: </text:span><text:a xlink:type="simple" xlink:href="http://www.yoursite.com/user/"><text:span text:style-name="Internet_20_link"><text:span text:style-name="T1">http://vegsoc.org.au/user/</text:span></text:span></text:a></text:p>
        </text:list-item>
        <text:list-item>
          <text:p text:style-name="P89">Once you are logged in, you’ll notice that you now have a menu running along the top of the page. On the left-hand side of that menu is a drop down for “Content”, which is what you will always use to add new content to the site. Click on this, <text:span text:style-name="T35">then select “Add Content” </text:span>and select “<text:span text:style-name="T37">Restauran</text:span>t”</text:p>
        </text:list-item>
        <text:list-item>
          <text:p text:style-name="P97"><text:span text:style-name="T1">You can now start adding your</text:span><text:span text:style-name="T11"> </text:span><text:span text:style-name="T12">Restauran</text:span><text:span text:style-name="T1">t details</text:span><text:span text:style-name="T3">.</text:span></text:p>
        </text:list-item>
        <text:list-item>
          <text:p text:style-name="P89">Enter the Title <text:span text:style-name="T36">and Body (Description). <text:s/></text:span></text:p>
        </text:list-item>
        <text:list-item>
          <text:p text:style-name="P92"><text:span text:style-name="T37">Before </text:span>finalising<text:span text:style-name="T37"> the address please follow the instructions and make sure it works on Google Maps first</text:span>.</text:p>
        </text:list-item>
        <text:list-item>
          <text:p text:style-name="P89"><text:span text:style-name="T37">Provided you have done the above, the latitude and longitude will attempt to be worked out </text:span><text:span text:style-name="T17">automatically.</text:span><text:span text:style-name="T39"> <text:s/>If there is any problem with this process, you can put the values in manually.</text:span></text:p>
        </text:list-item>
        <text:list-item>
          <text:p text:style-name="P93"><text:span text:style-name="T38">Unlike other content types </text:span><text:span text:style-name="T16">you must select “Published”</text:span><text:span text:style-name="T38"> using the options at the bottom of the form for restaurants, this is done so that when non admin users create a restaurant it doesn't appear on the site by default.</text:span></text:p>
        </text:list-item>
        <text:list-item>
          <text:p text:style-name="P74">When you are satisfied with your work, choose “Submit”.</text:p>
        </text:list-item>
      </text:list>
      <text:p text:style-name="P53"><text:bookmark-start text:name="__RefHeading__984_536931055"/>Ad<text:span text:style-name="T37">ministering</text:span> Forums:<text:bookmark-end text:name="__RefHeading__984_536931055"/></text:p>
      <text:p text:style-name="P24">The main forum topics are listed in the Forums taxonomy. <text:s/>You can edit, delete or add new Forum topics there under the Structure menu.</text:p>
      <text:p text:style-name="P24"><text:soft-page-break/>You have full power to edit or delete all forum topics, posts and comments. <text:s/>Simply navigate to the content and click edit delete etc.</text:p>
      <text:p text:style-name="P53"><text:bookmark-start text:name="__RefHeading__986_536931055"/>Ad<text:span text:style-name="T37">ministering</text:span> <text:span text:style-name="T37">Users</text:span>:<text:bookmark-end text:name="__RefHeading__986_536931055"/></text:p>
      <text:p text:style-name="P24">You get to the user administration screen from clicking the People item on the menu bar.</text:p>
      <text:p text:style-name="P24">Here you can add users, update their passwords, remove and suspend their accounts. <text:s/>Simply search for the user name or email address.</text:p>
      <text:p text:style-name="P39"><text:bookmark-start text:name="__RefHeading__988_536931055"/>Managing Blocks<text:bookmark-end text:name="__RefHeading__988_536931055"/></text:p>
      <text:p text:style-name="Standard"><text:span text:style-name="T35">Blocks are small sections on the website, that contain introductory text, maps and</text:span> other <text:span text:style-name="T35">things. <text:s/></text:span>“blocks” can be managed much like regular pages.</text:p>
      <text:p text:style-name="Standard"/>
      <text:list xml:id="list6382248079871245255" text:style-name="WW8Num31">
        <text:list-item>
          <text:p text:style-name="P55">Ensure you are logged in and <text:span text:style-name="T35">from the top menu choose Structure</text:span><text:span text:style-name="T21"></text:span>Blocks, there will be a list of blocks for the site.</text:p>
        </text:list-item>
        <text:list-item>
          <text:p text:style-name="P55">Find the one with the title matching the block you wish to edit and click 'configure'. </text:p>
        </text:list-item>
        <text:list-item>
          <text:p text:style-name="P55">You can then edit the content like you would a regular page.</text:p>
        </text:list-item>
        <text:list-item>
          <text:p text:style-name="P55">Click 'save block' when you're done. </text:p>
        </text:list-item>
      </text:list>
      <text:p text:style-name="Heading_20_1"><text:bookmark-start text:name="__RefHeading__1639_738214278"/><text:span text:style-name="T28">Logging Out</text:span><text:bookmark-end text:name="__RefHeading__1639_738214278"/></text:p>
      <text:p text:style-name="P14">Once you have finished all of your site updates and work, log out of the system. You will find the “Log out” link in the menu bar. Click on the “Logout” link and the system will log you out. <text:s/>If you have any trouble logging out, you can also type <text:a xlink:type="simple" xlink:href="http://www.yoursite.com/logout">http://vegsoc.org.au/logout</text:a> into the address bar.</text:p>
      <text:p text:style-name="P54">Adding A Background Image to LayerSlide<text:span text:style-name="T47">r</text:span></text:p>
      <text:list xml:id="list8534760355062820282" text:style-name="L6">
        <text:list-item>
          <text:p text:style-name="P48">Upload the image via file browser <text:span text:style-name="T47">and get the </text:span><text:span text:style-name="T18">relative</text:span><text:span text:style-name="T47"> url (see </text:span><text:span text:style-name="T40">Adding a </text:span><text:span text:style-name="T41">File or </text:span><text:span text:style-name="T40">Document to a Page/Story for more info).</text:span></text:p>
        </text:list-item>
        <text:list-item>
          <text:p text:style-name="P49">Now depending on whether you want to do this globally or per layer.</text:p>
        </text:list-item>
      </text:list>
      <text:p text:style-name="P50">Globally:</text:p>
      <text:p text:style-name="P50">Then go into Layer Slider -&gt; Global Settings and go down to BackGround Image</text:p>
      <text:p text:style-name="P50">Per Layer:</text:p>
      <text:p text:style-name="P50"><text:soft-page-break/>Then go into Layer slider -&gt; Layers and pick the Layer you want to change, then go to Slide Options Background</text:p>
      <text:p text:style-name="P50"/>
      <text:p text:style-name="P50">Now paste the image url you coped before into whichever field you want, we only want the relative url so get rid of everything up to the end of the domain name. eg</text:p>
      <text:p text:style-name="Text_20_body"><text:span text:style-name="T50"><text:tab/>http://vegsoc.org.au</text:span><text:span text:style-name="T51">/sites/default/files/08092010097.jpg</text:span></text:p>
      <text:p text:style-name="P50">Becomes:</text:p>
      <text:p text:style-name="P50"><text:tab/>/sites/default/files/08092010097.jpg</text:p>
      <text:p text:style-name="P50">Then click save.</text:p>
      <text:p text:style-name="P12"><text:bookmark-start text:name="__RefHeading__1641_738214278"/>Appendix: Licensing<text:bookmark-end text:name="__RefHeading__1641_738214278"/></text:p>
      <text:p text:style-name="Standard">This document is © copyright 2008 by the Raised Eyebrow Web Studio, Inc. (http://www.raisedeyebrow.com) and Ariane Khachatourians (http://groups.drupal.org/user/984), and can be used in accordance with the Creative Commons License, Attribution-ShareAlike3.0, http://creativecommons.org/licenses/by-sa/3.0/. This copyleft license (very similar to the GPL) allows anyone to copy, modify, and redistribute modifications of all or part of the Basic Drupal End-User Training Manual as long as :</text:p>
      <text:list xml:id="list6981452134997846673" text:style-name="L5">
        <text:list-item>
          <text:p text:style-name="P46">the license is included with all copies or redistributions. </text:p>
        </text:list-item>
        <text:list-item>
          <text:p text:style-name="P47">the Basic Drupal End-User Training Manual is attributed as the originating document. </text:p>
        </text:list-item>
      </text:list>
      <text:p text:style-name="Standard">These conditions can be waived only if permission is obtained from the copyright holder(s). By posting comments to the thread(s) associated with this manual on http://groups.drupal.org, Drupal site members agree that the comments can be revised and/or incorporated wholesale into the Basic Drupal End-User Training Manual under the licensing terms given above.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agaramond" svg:font-family="agaramond"/>
    <style:font-face style:name="arial" svg:font-family="arial, sans-serif"/>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MercuryRegular" fo:font-family="MercuryRegular, 'MS Mincho'"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Mercury-Regular" fo:font-family="Mercury-Regular" style:font-family-generic="roman"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estern"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18</text:page-number></text:span><text:span text:style-name="Page_20_Number"> of </text:span><text:span text:style-name="Page_20_Number"><text:page-count style:num-format="1">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DRUPAL WEBSITE TRAINING MANUAL FOR CLIENTS</dc:title>
    <meta:initial-creator>Ariane Khachatourians</meta:initial-creator>
    <meta:creation-date>2008-07-17T10:08:00</meta:creation-date>
    <dc:creator>Cameron Green</dc:creator>
    <dc:date>2014-03-09T22:23:14.323068492</dc:date>
    <dc:language>en-CA</dc:language>
    <meta:editing-cycles>20</meta:editing-cycles>
    <meta:editing-duration>P1DT6H53M4S</meta:editing-duration>
    <meta:document-statistic meta:table-count="0" meta:image-count="2" meta:object-count="0" meta:page-count="18" meta:paragraph-count="232" meta:word-count="4398" meta:character-count="24319" meta:non-whitespace-character-count="20183"/>
    <meta:user-defined meta:name="Info 1"/>
    <meta:user-defined meta:name="Info 2"/>
    <meta:user-defined meta:name="Info 3"/>
    <meta:user-defined meta:name="Info 4"/>
  </office:meta>
</office:document-meta>
</file>